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variant="normal" fo:text-transform="none" fo:color="#1a1a1a" style:font-name="Georgia" fo:font-size="12pt" fo:letter-spacing="normal" fo:font-style="normal" fo:font-weight="normal" style:font-weight-asian="normal" style:font-weight-complex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weight="bold" officeooo:rsid="0011cac7" style:font-weight-asian="bold" style:font-weight-complex="bold"/>
    </style:style>
    <style:style style:name="T2" style:family="text">
      <style:text-properties fo:font-variant="normal" fo:text-transform="none" fo:color="#1a1a1a" style:font-name="Georgia" fo:font-size="12pt" fo:letter-spacing="normal" fo:font-style="normal"/>
    </style:style>
    <style:style style:name="T3" style:family="text">
      <style:text-properties fo:font-variant="normal" fo:text-transform="none" fo:color="#1a1a1a" style:font-name="Georgia" fo:font-size="12pt" fo:letter-spacing="normal" fo:font-style="normal" fo:font-weight="normal"/>
    </style:style>
    <style:style style:name="T4" style:family="text">
      <style:text-properties fo:font-variant="normal" fo:text-transform="none" fo:color="#1a1a1a" style:font-name="Georgia" fo:font-size="12pt" fo:letter-spacing="normal" fo:font-style="normal" fo:font-weight="normal" officeooo:rsid="0011cac7" style:font-weight-asian="bold" style:font-weight-complex="bold"/>
    </style:style>
    <style:style style:name="T5" style:family="text">
      <style:text-properties fo:font-variant="normal" fo:text-transform="none" fo:color="#1a1a1a" style:font-name="Georgia" fo:font-size="12pt" fo:letter-spacing="normal" fo:font-style="normal" officeooo:rsid="0011cac7"/>
    </style:style>
    <style:style style:name="T6" style:family="text">
      <style:text-properties fo:font-variant="normal" fo:text-transform="none" fo:color="#1a1a1a" style:font-name="Georgia" fo:font-size="12pt" fo:letter-spacing="normal" fo:font-style="normal" fo:font-weight="bold" officeooo:rsid="0011cac7" style:font-weight-asian="bold" style:font-weight-complex="bold"/>
    </style:style>
    <style:style style:name="T7" style:family="text">
      <style:text-properties fo:font-variant="normal" fo:text-transform="none" fo:color="#1a1a1a" fo:letter-spacing="normal"/>
    </style:style>
    <style:style style:name="T8" style:family="text">
      <style:text-properties fo:font-variant="normal" fo:text-transform="none" fo:color="#1a1a1a" style:text-line-through-style="none" style:text-line-through-type="none" style:font-name="Georgia" fo:font-size="12pt" fo:letter-spacing="normal" fo:font-style="normal" style:text-underline-style="none" fo:font-weight="normal" officeooo:rsid="0011cac7" style:text-blinking="false" style:font-weight-asian="bold" style:font-weight-complex="bold" loext:padding-left="0in" loext:padding-right="0in" loext:padding-top="0in" loext:padding-bottom="0.0193in" loext:border-left="none" loext:border-right="none" loext:border-top="none" loext:border-bottom="1.19pt dotted #0000ff"/>
    </style:style>
    <style:style style:name="T9" style:family="text">
      <style:text-properties fo:font-variant="normal" fo:text-transform="none" fo:color="#14599d" style:text-line-through-style="none" style:text-line-through-type="none" style:font-name="Georgia" fo:font-size="12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14599d" style:text-line-through-style="none" style:text-line-through-type="none" style:font-name="Georgia" fo:font-size="12pt" fo:letter-spacing="normal" fo:font-style="normal" style:text-underline-style="none" fo:font-weight="normal" officeooo:rsid="0011cac7" style:text-blinking="false" style:font-weight-asian="bold" style:font-weight-complex="bold"/>
    </style:style>
    <style:style style:name="T11" style:family="text">
      <style:text-properties fo:font-variant="normal" fo:text-transform="none" fo:color="#14599d" style:text-line-through-style="none" style:text-line-through-type="none" style:font-name="Georgia" fo:font-size="12pt" fo:letter-spacing="normal" fo:font-style="normal" style:text-underline-style="none" style:text-blinking="false"/>
    </style:style>
    <style:style style:name="T12" style:family="text">
      <style:text-properties fo:font-variant="normal" fo:text-transform="none" fo:color="#14599d" style:text-line-through-style="none" style:text-line-through-type="none" style:font-name="Georgia" fo:font-size="12pt" fo:letter-spacing="normal" fo:font-style="normal" style:text-underline-style="none" officeooo:rsid="0011cac7" style:text-blinking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6"/><text:span text:style-name="T1">Personal life</text:span></text:p>
      <text:list xml:id="list944739914" text:style-name="L1">
        <text:list-item>
          <text:p text:style-name="P2"><text:span text:style-name="T5">Merkel’s parents, Horst and Herlind Kasner, met in </text:span><text:a xlink:type="simple" xlink:href="https://www.britannica.com/place/Hamburg-Germany" text:style-name="Internet_20_link" text:visited-style-name="Visited_20_Internet_20_Link"><text:span text:style-name="T12">Hamburg</text:span></text:a><text:span text:style-name="T5">, where her father was a theology student and her mother was a teacher of Latin and English.</text:span></text:p>
        </text:list-item>
        <text:list-item>
          <text:p text:style-name="P1"><text:span text:style-name="T5">s</text:span><text:span text:style-name="T2">he went to </text:span><text:a xlink:type="simple" xlink:href="https://www.britannica.com/place/Leipzig-Germany" text:style-name="Internet_20_link" text:visited-style-name="Visited_20_Internet_20_Link"><text:span text:style-name="T11">Leipzig</text:span></text:a><text:span text:style-name="T7"> </text:span><text:span text:style-name="T2">to study </text:span><text:a xlink:type="simple" xlink:href="https://www.britannica.com/science/physics-science" text:style-name="Internet_20_link" text:visited-style-name="Visited_20_Internet_20_Link"><text:span text:style-name="T11">physics</text:span></text:a><text:span text:style-name="T7"> </text:span><text:span text:style-name="T2">at </text:span><text:a xlink:type="simple" xlink:href="https://www.britannica.com/topic/University-of-Leipzig" text:style-name="Internet_20_link" text:visited-style-name="Visited_20_Internet_20_Link"><text:span text:style-name="T11">Karl Marx University</text:span></text:a><text:span text:style-name="T7"> </text:span><text:span text:style-name="T2">(now the University of Leipzig). There she met her first husband, fellow physics student Ulrich Merkel, and the two were married in 1977</text:span></text:p>
        </text:list-item>
        <text:list-item>
          <text:p text:style-name="P2">As was the case for most children growing up in the German Democratic Republic, Merkel participated in the state’s youth organizations. She was a member of the Young Pioneers (from 1962)</text:p>
        </text:list-item>
      </text:list>
      <text:p text:style-name="P3"><text:span text:style-name="T3">Merkel was not nor did she apply to be a member of the </text:span><text:a xlink:type="simple" xlink:href="https://www.britannica.com/topic/Italian-Socialist-Party" text:style-name="Internet_20_link" text:visited-style-name="Visited_20_Internet_20_Link"><text:span text:style-name="T9">Socialist Unity Party</text:span></text:a><text:span text:style-name="T3">, and when approached by personnel of the Ministry for State Security (</text:span><text:a xlink:type="simple" xlink:href="https://www.britannica.com/topic/Stasi" text:style-name="Internet_20_link" text:visited-style-name="Visited_20_Internet_20_Link"><text:span text:style-name="T9">Stasi</text:span></text:a><text:span text:style-name="T3">) to become an informant, she refused.</text:span></text:p>
      <text:p text:style-name="P3"><text:span text:style-name="T3"><text:s text:c="47"/></text:span><text:span text:style-name="T6">Political career</text:span></text:p>
      <text:p text:style-name="P3"><text:span text:style-name="T4">After the fall of the </text:span><text:a xlink:type="simple" xlink:href="https://www.britannica.com/topic/Berlin-Wall" text:style-name="Internet_20_link" text:visited-style-name="Visited_20_Internet_20_Link"><text:span text:style-name="T10">Berlin Wall</text:span></text:a><text:span text:style-name="T6"> </text:span><text:span text:style-name="T4">in 1989, Merkel joined the newly founded Democratic Awakening and in February 1990 became the party’s press spokesperson. That month the party joined the </text:span><text:a xlink:type="simple" xlink:href="https://www.merriam-webster.com/dictionary/conservative" text:style-name="Internet_20_link" text:visited-style-name="Visited_20_Internet_20_Link"><text:span text:style-name="T8">conservative</text:span></text:a><text:span text:style-name="T6"> </text:span><text:span text:style-name="T4">Alliance for Germany, a coalition with the German Social Union (DSU) and the </text:span><text:bookmark text:name="ref1224670"/><text:a xlink:type="simple" xlink:href="https://www.britannica.com/topic/Christian-Democratic-Union-political-party-Germany" text:style-name="Internet_20_link" text:visited-style-name="Visited_20_Internet_20_Link"><text:span text:style-name="T10">Christian Democratic Union</text:span></text:a><text:span text:style-name="T6"> </text:span><text:span text:style-name="T4">(CDU).Merkel became deputy spokesperson of the government of Lothar de Maizière (CDU). She joined the CDU in </text:span><text:a xlink:type="simple" xlink:href="https://www.merriam-webster.com/dictionary/August" text:style-name="Internet_20_link" text:visited-style-name="Visited_20_Internet_20_Link"><text:span text:style-name="T8">August</text:span></text:a><text:span text:style-name="T4"> 1990; that party merged with its western counterpart on October 1, the day before the reunification of Germany.n late 1999 a finance scandal hit the CDU, and Kohl was implicated in the acceptance and use of illegal campaign contributionsAlthough Merkel had hoped to stand as a candidate for chancellor in the 2002 election, a majority of her party expressed a preference for </text:span><text:bookmark text:name="ref858871"/><text:a xlink:type="simple" xlink:href="https://www.britannica.com/biography/Edmund-Stoiber" text:style-name="Internet_20_link" text:visited-style-name="Visited_20_Internet_20_Link"><text:span text:style-name="T10">Edmund Stoiber</text:span></text:a><text:span text:style-name="T4"> of the </text:span><text:bookmark text:name="ref1224668"/><text:a xlink:type="simple" xlink:href="https://www.britannica.com/topic/Christian-Social-Union" text:style-name="Internet_20_link" text:visited-style-name="Visited_20_Internet_20_Link"><text:span text:style-name="T10">Christian Social Union</text:span></text:a><text:span text:style-name="T4"> (CSU), the CDU’s sister party in </text:span><text:a xlink:type="simple" xlink:href="https://www.britannica.com/place/Bavaria" text:style-name="Internet_20_link" text:visited-style-name="Visited_20_Internet_20_Link"><text:span text:style-name="T10">Bavaria</text:span></text:a><text:span text:style-name="T4">. After the CDU-CSU narrowly lost the election, Merkel became leader of the opposition.</text:span></text:p>
      <text:p text:style-name="P3"><text:span text:style-name="T4"><text:tab/><text:tab/><text:tab/><text:tab/><text:tab/></text:span><text:span text:style-name="T6">Powerfull positions</text:span></text:p>
      <text:p text:style-name="P3"><text:span text:style-name="T6"/></text:p>
      <text:p text:style-name="P3"><text:span text:style-name="T4"><text:s text:c="4"/></text:span></text:p>
      <text:p text:style-name="P3"><text:span text:style-name="T4"/></text:p>
      <text:p text:style-name="P3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09:58:54.484987935</meta:creation-date>
    <dc:date>2021-06-18T12:17:33.286641142</dc:date>
    <meta:editing-duration>PT26S</meta:editing-duration>
    <meta:editing-cycles>1</meta:editing-cycles>
    <meta:document-statistic meta:table-count="0" meta:image-count="0" meta:object-count="0" meta:page-count="1" meta:paragraph-count="9" meta:word-count="289" meta:character-count="1854" meta:non-whitespace-character-count="1464"/>
    <meta:generator>LibreOffice/6.4.7.2$Linux_X86_64 LibreOffice_project/40$Build-2</meta:generator>
  </office:meta>
</office:document-meta>
</file>